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F600000F3AA443F3B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fo:font-size="12pt" fo:font-style="normal" fo:font-weight="normal" style:font-size-asian="12pt" style:font-style-asian="normal" style:font-weight-asian="normal"/>
    </style:style>
    <style:style style:name="P2" style:family="paragraph" style:parent-style-name="Standard">
      <style:paragraph-properties>
        <style:tab-stops>
          <style:tab-stop style:position="3.5791in"/>
        </style:tab-stops>
      </style:paragraph-properties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8pt" style:font-size-asian="8pt" style:font-size-complex="8pt" fo:hyphenate="false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12pt" style:font-size-asian="12pt" style:font-size-complex="12pt" fo:hyphenate="false"/>
    </style:style>
    <style:style style:name="P7" style:family="paragraph">
      <style:text-properties style:font-name="Arial1" fo:font-size="8pt" style:font-size-asian="8pt" style:font-size-complex="8pt"/>
    </style:style>
    <style:style style:name="P8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font-name="Arial" fo:font-size="8pt" style:font-size-asian="8pt" style:font-size-complex="8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ff3333" style:font-name="Arial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Arial1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231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221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22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225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35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21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218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middle" fo:min-height="0.22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draw:textarea-vertical-align="middle" fo:min-height="0.211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draw:textarea-vertical-align="middle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textarea-vertical-align="middle" fo:min-height="0.220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draw:textarea-vertical-align="middle" fo:min-height="0.223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draw:textarea-vertical-align="middle" fo:min-height="0.212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draw:textarea-vertical-align="middle" fo:min-height="0.216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draw:textarea-vertical-align="middle" fo:min-height="0.220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draw:textarea-vertical-align="middle" fo:min-height="0.224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draw:textarea-vertical-align="middle" fo:min-height="0.216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draw:textarea-vertical-align="middle" fo:min-height="0.2299in" style:protect="position siz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draw:textarea-vertical-align="middle" fo:min-height="0.2256in" style:protect="position siz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draw:textarea-vertical-align="middle" fo:min-height="0.229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draw:textarea-vertical-align="middle" fo:min-height="0.233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draw:textarea-vertical-align="middle" fo:min-height="0.237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draw:textarea-vertical-align="middle" fo:min-height="0.204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draw:textarea-vertical-align="middle" fo:min-height="0.200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draw:textarea-vertical-align="middle" fo:min-height="0.201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draw:textarea-vertical-align="middle" fo:min-height="0.197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draw:textarea-vertical-align="middle" fo:min-height="0.213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color="#000000" draw:fill="none" draw:fill-color="#ffffff" draw:textarea-vertical-align="middle" fo:min-height="0.192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color="#000000" draw:fill="none" draw:fill-color="#ffffff" draw:textarea-vertical-align="middle" fo:min-height="0.2083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text:anchor-type="paragraph" draw:z-index="0" draw:style-name="gr1" draw:text-style-name="P4" svg:width="0.2031in" svg:height="0.2323in" svg:x="1.7457in" svg:y="2.2764in"><draw:text-box><text:p text:style-name="P3"><text:span text:style-name="T1"><text:a xlink:href="python://get_nama_wajib_pajak(o,1)" xlink:type="simple">1</text:a></text:span></text:p></draw:text-box></draw:frame><draw:frame text:anchor-type="paragraph" draw:z-index="1" draw:style-name="gr2" draw:text-style-name="P4" svg:width="0.2106in" svg:height="0.2217in" svg:x="1.9484in" svg:y="2.2764in"><draw:text-box><text:p text:style-name="P3"><text:span text:style-name="T1"><text:a xlink:href="python://get_nama_wajib_pajak(o,2)" xlink:type="simple">2</text:a></text:span></text:p></draw:text-box></draw:frame><draw:frame text:anchor-type="paragraph" draw:z-index="2" draw:style-name="gr1" draw:text-style-name="P4" svg:width="0.2031in" svg:height="0.2323in" svg:x="2.1591in" svg:y="2.2764in"><draw:text-box><text:p text:style-name="P3"><text:span text:style-name="T1"><text:a xlink:href="python://get_nama_wajib_pajak(o,3)" xlink:type="simple">3</text:a></text:span></text:p></draw:text-box></draw:frame><draw:frame text:anchor-type="paragraph" draw:z-index="3" draw:style-name="gr3" draw:text-style-name="P4" svg:width="0.2051in" svg:height="0.2287in" svg:x="2.3618in" svg:y="2.2764in"><draw:text-box><text:p text:style-name="P3"><text:span text:style-name="T1"><text:a xlink:href="python://get_nama_wajib_pajak(o,4)" xlink:type="simple">4</text:a></text:span></text:p></draw:text-box></draw:frame><draw:frame text:anchor-type="paragraph" draw:z-index="4" draw:style-name="gr3" draw:text-style-name="P5" svg:width="0.2039in" svg:height="0.2287in" svg:x="2.5665in" svg:y="2.2764in"><draw:text-box><text:p text:style-name="P3"><text:span text:style-name="T2"><text:a xlink:href="python://get_nama_wajib_pajak(o,5)" xlink:type="simple">5</text:a></text:span></text:p></draw:text-box></draw:frame><draw:frame text:anchor-type="paragraph" draw:z-index="5" draw:style-name="gr3" draw:text-style-name="P5" svg:width="0.2039in" svg:height="0.2287in" svg:x="2.7701in" svg:y="2.2764in"><draw:text-box><text:p text:style-name="P3"><text:span text:style-name="T2"><text:a xlink:href="python://get_nama_wajib_pajak(o,6)" xlink:type="simple">6</text:a></text:span></text:p></draw:text-box></draw:frame><draw:frame text:anchor-type="paragraph" draw:z-index="6" draw:style-name="gr4" draw:text-style-name="P5" svg:width="0.2079in" svg:height="0.2252in" svg:x="2.9736in" svg:y="2.2764in"><draw:text-box><text:p text:style-name="P3"><text:span text:style-name="T2"><text:a xlink:href="python://get_nama_wajib_pajak(o,7)" xlink:type="simple">7</text:a></text:span></text:p></draw:text-box></draw:frame><draw:frame text:anchor-type="paragraph" draw:z-index="7" draw:style-name="gr3" draw:text-style-name="P4" svg:width="0.2039in" svg:height="0.2287in" svg:x="3.1811in" svg:y="2.2764in"><draw:text-box><text:p text:style-name="P3"><text:span text:style-name="T1"><text:a xlink:href="python://get_nama_wajib_pajak(o,8)" xlink:type="simple">8</text:a></text:span></text:p></draw:text-box></draw:frame><draw:frame text:anchor-type="paragraph" draw:z-index="8" draw:style-name="gr4" draw:text-style-name="P4" svg:width="0.2031in" svg:height="0.2252in" svg:x="3.3846in" svg:y="2.2764in"><draw:text-box><text:p text:style-name="P3"><text:span text:style-name="T1"><text:a xlink:href="python://get_nama_wajib_pajak(o,9)" xlink:type="simple">9</text:a></text:span></text:p></draw:text-box></draw:frame><draw:frame text:anchor-type="paragraph" draw:z-index="9" draw:style-name="gr4" draw:text-style-name="P6" svg:width="0.2024in" svg:height="0.2252in" svg:x="3.5874in" svg:y="2.2764in"><draw:text-box><text:p text:style-name="P3"><text:span text:style-name="T1"><text:a xlink:href="python://get_nama_wajib_pajak(o,10)" xlink:type="simple">10</text:a></text:span></text:p></draw:text-box></draw:frame><draw:frame text:anchor-type="paragraph" draw:z-index="10" draw:style-name="gr2" draw:text-style-name="P6" svg:width="0.2004in" svg:height="0.2217in" svg:x="3.7898in" svg:y="2.2764in"><draw:text-box><text:p text:style-name="P3"><text:span text:style-name="T1"><text:a xlink:href="python://get_nama_wajib_pajak(o,11)" xlink:type="simple">11</text:a></text:span></text:p></draw:text-box></draw:frame><draw:frame text:anchor-type="paragraph" draw:z-index="11" draw:style-name="gr4" draw:text-style-name="P6" svg:width="0.213in" svg:height="0.2252in" svg:x="3.9898in" svg:y="2.2764in"><draw:text-box><text:p text:style-name="P3"><text:span text:style-name="T1"><text:a xlink:href="python://get_nama_wajib_pajak(o,12)" xlink:type="simple">12</text:a></text:span></text:p></draw:text-box></draw:frame><draw:frame text:anchor-type="paragraph" draw:z-index="12" draw:style-name="gr4" draw:text-style-name="P6" svg:width="0.2031in" svg:height="0.2252in" svg:x="4.202in" svg:y="2.2764in"><draw:text-box><text:p text:style-name="P3"><text:span text:style-name="T1"><text:a xlink:href="python://get_nama_wajib_pajak(o,13)" xlink:type="simple">13</text:a></text:span></text:p></draw:text-box></draw:frame><draw:frame text:anchor-type="paragraph" draw:z-index="13" draw:style-name="gr5" draw:text-style-name="P6" svg:width="0.2071in" svg:height="0.2358in" svg:x="4.4047in" svg:y="2.2689in"><draw:text-box><text:p text:style-name="P3"><text:span text:style-name="T1"><text:a xlink:href="python://get_nama_wajib_pajak(o,14)" xlink:type="simple">14</text:a></text:span></text:p></draw:text-box></draw:frame><draw:frame text:anchor-type="paragraph" draw:z-index="14" draw:style-name="gr1" draw:text-style-name="P6" svg:width="0.2024in" svg:height="0.2323in" svg:x="4.6118in" svg:y="2.2764in"><draw:text-box><text:p text:style-name="P3"><text:span text:style-name="T1"><text:a xlink:href="python://get_nama_wajib_pajak(o,15)" xlink:type="simple">15</text:a></text:span></text:p></draw:text-box></draw:frame><draw:frame text:anchor-type="paragraph" draw:z-index="15" draw:style-name="gr2" draw:text-style-name="P6" svg:width="0.198in" svg:height="0.2217in" svg:x="4.8138in" svg:y="2.2756in"><draw:text-box><text:p text:style-name="P3"><text:span text:style-name="T1"><text:a xlink:href="python://get_nama_wajib_pajak(o,16)" xlink:type="simple">16</text:a></text:span></text:p></draw:text-box></draw:frame><draw:frame text:anchor-type="paragraph" draw:z-index="16" draw:style-name="gr2" draw:text-style-name="P6" svg:width="0.2071in" svg:height="0.2217in" svg:x="5.0118in" svg:y="2.2835in"><draw:text-box><text:p text:style-name="P3"><text:span text:style-name="T1"><text:a xlink:href="python://get_nama_wajib_pajak(o,17)" xlink:type="simple">17</text:a></text:span></text:p></draw:text-box></draw:frame><draw:frame text:anchor-type="paragraph" draw:z-index="17" draw:style-name="gr2" draw:text-style-name="P6" svg:width="0.2067in" svg:height="0.2217in" svg:x="5.2189in" svg:y="2.2835in"><draw:text-box><text:p text:style-name="P3"><text:span text:style-name="T1"><text:a xlink:href="python://get_nama_wajib_pajak(o,18)" xlink:type="simple">18</text:a></text:span></text:p></draw:text-box></draw:frame><draw:frame text:anchor-type="paragraph" draw:z-index="18" draw:style-name="gr6" draw:text-style-name="P6" svg:width="0.2185in" svg:height="0.215in" svg:x="5.4252in" svg:y="2.2835in"><draw:text-box><text:p text:style-name="P3"><text:span text:style-name="T1"><text:a xlink:href="python://get_nama_wajib_pajak(o,19)" xlink:type="simple">19</text:a></text:span></text:p></draw:text-box></draw:frame><draw:frame text:anchor-type="paragraph" draw:z-index="19" draw:style-name="gr7" draw:text-style-name="P6" svg:width="0.1886in" svg:height="0.2185in" svg:x="5.6429in" svg:y="2.2799in"><draw:text-box><text:p text:style-name="P3"><text:span text:style-name="T1"><text:a xlink:href="python://get_nama_wajib_pajak(o,20)" xlink:type="simple">20</text:a></text:span></text:p></draw:text-box></draw:frame><draw:frame text:anchor-type="paragraph" draw:z-index="20" draw:style-name="gr1" draw:text-style-name="P6" svg:width="0.2189in" svg:height="0.2323in" svg:x="5.8311in" svg:y="2.2764in"><draw:text-box><text:p text:style-name="P3"><text:span text:style-name="T1"><text:a xlink:href="python://get_nama_wajib_pajak(o,21)" xlink:type="simple">21</text:a></text:span></text:p></draw:text-box></draw:frame><draw:frame text:anchor-type="paragraph" draw:z-index="21" draw:style-name="gr2" draw:text-style-name="P6" svg:width="0.1886in" svg:height="0.2217in" svg:x="6.05in" svg:y="2.2799in"><draw:text-box><text:p text:style-name="P3"><text:span text:style-name="T1"><text:a xlink:href="python://get_nama_wajib_pajak(o,22)" xlink:type="simple">22</text:a></text:span></text:p></draw:text-box></draw:frame><draw:frame text:anchor-type="paragraph" draw:z-index="22" draw:style-name="gr7" draw:text-style-name="P6" svg:width="0.2098in" svg:height="0.2185in" svg:x="6.2382in" svg:y="2.2835in"><draw:text-box><text:p text:style-name="P3"><text:span text:style-name="T1"><text:a xlink:href="python://get_nama_wajib_pajak(o,23)" xlink:type="simple">23</text:a></text:span></text:p></draw:text-box></draw:frame><draw:frame text:anchor-type="paragraph" draw:z-index="23" draw:style-name="gr2" draw:text-style-name="P6" svg:width="0.2189in" svg:height="0.2217in" svg:x="6.448in" svg:y="2.2835in"><draw:text-box><text:p text:style-name="P3"><text:span text:style-name="T1"><text:a xlink:href="python://get_nama_wajib_pajak(o,24)" xlink:type="simple">24</text:a></text:span></text:p></draw:text-box></draw:frame><draw:frame text:anchor-type="paragraph" draw:z-index="24" draw:style-name="gr6" draw:text-style-name="P6" svg:width="0.1953in" svg:height="0.215in" svg:x="6.6665in" svg:y="2.2835in"><draw:text-box><text:p text:style-name="P3"><text:span text:style-name="T1"><text:a xlink:href="python://get_nama_wajib_pajak(o,25)" xlink:type="simple">25</text:a></text:span></text:p></draw:text-box></draw:frame><draw:frame text:anchor-type="paragraph" draw:z-index="25" draw:style-name="gr4" draw:text-style-name="P6" svg:width="0.2059in" svg:height="0.2252in" svg:x="6.8618in" svg:y="2.2764in"><draw:text-box><text:p text:style-name="P3"><text:span text:style-name="T1"><text:a xlink:href="python://get_nama_wajib_pajak(o,26)" xlink:type="simple">26</text:a></text:span></text:p></draw:text-box></draw:frame><draw:frame text:anchor-type="paragraph" draw:z-index="26" draw:style-name="gr4" draw:text-style-name="P6" svg:width="0.2031in" svg:height="0.2252in" svg:x="7.0673in" svg:y="2.2764in"><draw:text-box><text:p text:style-name="P3"><text:span text:style-name="T1"><text:a xlink:href="python://get_nama_wajib_pajak(o,27)" xlink:type="simple">27</text:a></text:span></text:p></draw:text-box></draw:frame><draw:frame text:anchor-type="paragraph" draw:z-index="27" draw:style-name="gr4" draw:text-style-name="P4" svg:width="0.2087in" svg:height="0.2252in" svg:x="1.5374in" svg:y="2.2764in"><draw:text-box><text:p text:style-name="P3"><text:span text:style-name="T1"><text:a xlink:href="python://get_nama_wajib_pajak(o,0)" xlink:type="simple">0</text:a></text:span></text:p></draw:text-box></draw:frame><draw:frame text:anchor-type="paragraph" draw:z-index="28" draw:style-name="gr7" draw:text-style-name="P6" svg:width="0.2024in" svg:height="0.2185in" svg:x="7.2701in" svg:y="2.2835in"><draw:text-box><text:p text:style-name="P3"><text:span text:style-name="T1"><text:a xlink:href="python://get_nama_wajib_pajak(o,28)" xlink:type="simple">28</text:a></text:span></text:p></draw:text-box></draw:frame><draw:frame text:anchor-type="paragraph" draw:z-index="73" draw:style-name="gr12" draw:text-style-name="P11" svg:width="0.1961in" svg:height="0.2213in" svg:x="1.748in" svg:y="2.0228in"><draw:text-box><text:p text:style-name="P10"><text:span text:style-name="T1"><text:a xlink:href="python://get_npwp_wajib_pajak(o,1)" xlink:type="simple">1</text:a></text:span></text:p></draw:text-box></draw:frame><draw:frame text:anchor-type="paragraph" draw:z-index="74" draw:style-name="gr8" draw:text-style-name="P5" svg:width="0.2106in" svg:height="0.2224in" svg:x="2.1445in" svg:y="2.0228in"><draw:text-box><text:p text:style-name="P10"><text:span text:style-name="T1"><text:a xlink:href="python://get_npwp_wajib_pajak(o,2)" xlink:type="simple">2</text:a></text:span></text:p></draw:text-box></draw:frame><draw:frame text:anchor-type="paragraph" draw:z-index="75" draw:style-name="gr8" draw:text-style-name="P5" svg:width="0.2039in" svg:height="0.2224in" svg:x="2.3547in" svg:y="2.0228in"><draw:text-box><text:p text:style-name="P10"><text:span text:style-name="T1"><text:a xlink:href="python://get_npwp_wajib_pajak(o,3)" xlink:type="simple">3</text:a></text:span></text:p></draw:text-box></draw:frame><draw:frame text:anchor-type="paragraph" draw:z-index="76" draw:style-name="gr4" draw:text-style-name="P5" svg:width="0.2024in" svg:height="0.2252in" svg:x="2.5583in" svg:y="2.0228in"><draw:text-box><text:p text:style-name="P10"><text:span text:style-name="T1"><text:a xlink:href="python://get_npwp_wajib_pajak(o,4)" xlink:type="simple">4</text:a></text:span></text:p></draw:text-box></draw:frame><draw:frame text:anchor-type="paragraph" draw:z-index="77" draw:style-name="gr8" draw:text-style-name="P5" svg:width="0.198in" svg:height="0.2224in" svg:x="2.9752in" svg:y="2.0228in"><draw:text-box><text:p text:style-name="P10"><text:span text:style-name="T1"><text:a xlink:href="python://get_npwp_wajib_pajak(o,5)" xlink:type="simple">5</text:a></text:span></text:p></draw:text-box></draw:frame><draw:frame text:anchor-type="paragraph" draw:z-index="78" draw:style-name="gr8" draw:text-style-name="P5" svg:width="0.2024in" svg:height="0.2224in" svg:x="3.1728in" svg:y="2.0228in"><draw:text-box><text:p text:style-name="P3"><text:span text:style-name="T2"><text:a xlink:href="python://get_npwp_wajib_pajak(o,6)" xlink:type="simple">6</text:a></text:span></text:p></draw:text-box></draw:frame><draw:frame text:anchor-type="paragraph" draw:z-index="79" draw:style-name="gr4" draw:text-style-name="P5" svg:width="0.2161in" svg:height="0.2252in" svg:x="3.3752in" svg:y="2.0228in"><draw:text-box><text:p text:style-name="P3"><text:span text:style-name="T2"><text:a xlink:href="python://get_npwp_wajib_pajak(o,7)" xlink:type="simple">7</text:a></text:span></text:p></draw:text-box></draw:frame><draw:frame text:anchor-type="paragraph" draw:z-index="80" draw:style-name="gr4" draw:text-style-name="P5" svg:width="0.2024in" svg:height="0.2252in" svg:x="3.7866in" svg:y="2.0228in"><draw:text-box><text:p text:style-name="P3"><text:span text:style-name="T2"><text:a xlink:href="python://get_npwp_wajib_pajak(o,8)" xlink:type="simple">8</text:a></text:span></text:p></draw:text-box></draw:frame><draw:frame text:anchor-type="paragraph" draw:z-index="81" draw:style-name="gr4" draw:text-style-name="P5" svg:width="0.2087in" svg:height="0.2252in" svg:x="4.1917in" svg:y="2.0228in"><draw:text-box><text:p text:style-name="P3"><text:span text:style-name="T2"><text:a xlink:href="python://get_npwp_wajib_pajak(o,9)" xlink:type="simple">9</text:a></text:span></text:p></draw:text-box></draw:frame><draw:frame text:anchor-type="paragraph" draw:z-index="82" draw:style-name="gr8" draw:text-style-name="P6" svg:width="0.2043in" svg:height="0.2224in" svg:x="4.4in" svg:y="2.0228in"><draw:text-box><text:p text:style-name="P3"><text:span text:style-name="T2"><text:a xlink:href="python://get_npwp_wajib_pajak(o,10)" xlink:type="simple">10</text:a></text:span></text:p></draw:text-box></draw:frame><draw:frame text:anchor-type="paragraph" draw:z-index="83" draw:style-name="gr4" draw:text-style-name="P6" svg:width="0.2016in" svg:height="0.2252in" svg:x="4.6043in" svg:y="2.0228in"><draw:text-box><text:p text:style-name="P3"><text:span text:style-name="T2"><text:a xlink:href="python://get_npwp_wajib_pajak(o,11)" xlink:type="simple">11</text:a></text:span></text:p></draw:text-box></draw:frame><draw:frame text:anchor-type="paragraph" draw:z-index="84" draw:style-name="gr4" draw:text-style-name="P6" svg:width="0.2071in" svg:height="0.2252in" svg:x="5.0126in" svg:y="2.0228in"><draw:text-box><text:p text:style-name="P3"><text:span text:style-name="T2"><text:a xlink:href="python://get_npwp_wajib_pajak(o,12)" xlink:type="simple">12</text:a></text:span></text:p></draw:text-box></draw:frame><draw:frame text:anchor-type="paragraph" draw:z-index="85" draw:style-name="gr8" draw:text-style-name="P6" svg:width="0.2059in" svg:height="0.2224in" svg:x="5.2193in" svg:y="2.0228in"><draw:text-box><text:p text:style-name="P3"><text:span text:style-name="T2"><text:a xlink:href="python://get_npwp_wajib_pajak(o,13)" xlink:type="simple">13</text:a></text:span></text:p></draw:text-box></draw:frame><draw:frame text:anchor-type="paragraph" draw:z-index="86" draw:style-name="gr4" draw:text-style-name="P6" svg:width="0.2059in" svg:height="0.2252in" svg:x="5.4252in" svg:y="2.0228in"><draw:text-box><text:p text:style-name="P3"><text:span text:style-name="T2"><text:a xlink:href="python://get_npwp_wajib_pajak(o,14)" xlink:type="simple">14</text:a></text:span></text:p></draw:text-box></draw:frame><draw:frame text:anchor-type="paragraph" draw:z-index="87" draw:style-name="gr13" draw:text-style-name="P11" svg:width="0.1976in" svg:height="0.224in" svg:x="1.5398in" svg:y="2.0228in"><draw:text-box><text:p text:style-name="P10"><text:span text:style-name="T1"><text:a xlink:href="python://get_npwp_wajib_pajak(o,0)" xlink:type="simple">0</text:a></text:span></text:p></draw:text-box></draw:frame><draw:frame text:anchor-type="paragraph" draw:z-index="88" draw:style-name="gr14" draw:text-style-name="P11" svg:width="0.2197in" svg:height="0.213in" svg:x="3.5799in" svg:y="7.5764in"><draw:text-box><text:p text:style-name="P10"><text:span text:style-name="T1"><text:a xlink:href="python://get_npwp_pemotong_pajak(o,1)" xlink:type="simple">1</text:a></text:span></text:p></draw:text-box></draw:frame><draw:frame text:anchor-type="paragraph" draw:z-index="89" draw:style-name="gr15" draw:text-style-name="P5" svg:width="0.1996in" svg:height="0.2169in" svg:x="4.0035in" svg:y="7.5764in"><draw:text-box><text:p text:style-name="P10"><text:span text:style-name="T1"><text:a xlink:href="python://get_npwp_pemotong_pajak(o,2)" xlink:type="simple">2</text:a></text:span></text:p></draw:text-box></draw:frame><draw:frame text:anchor-type="paragraph" draw:z-index="90" draw:style-name="gr14" draw:text-style-name="P5" svg:width="0.2059in" svg:height="0.213in" svg:x="4.2028in" svg:y="7.5764in"><draw:text-box><text:p text:style-name="P10"><text:span text:style-name="T1"><text:a xlink:href="python://get_npwp_pemotong_pajak(o,3)" xlink:type="simple">3</text:a></text:span></text:p></draw:text-box></draw:frame><draw:frame text:anchor-type="paragraph" draw:z-index="91" draw:style-name="gr16" draw:text-style-name="P5" svg:width="0.2079in" svg:height="0.2205in" svg:x="4.4083in" svg:y="7.5772in"><draw:text-box><text:p text:style-name="P10"><text:span text:style-name="T1"><text:a xlink:href="python://get_npwp_pemotong_pajak(o,4)" xlink:type="simple">4</text:a></text:span></text:p></draw:text-box></draw:frame><draw:frame text:anchor-type="paragraph" draw:z-index="92" draw:style-name="gr17" draw:text-style-name="P5" svg:width="0.2213in" svg:height="0.2248in" svg:x="4.8118in" svg:y="7.5772in"><draw:text-box><text:p text:style-name="P10"><text:span text:style-name="T1"><text:a xlink:href="python://get_npwp_pemotong_pajak(o,5)" xlink:type="simple">5</text:a></text:span></text:p></draw:text-box></draw:frame><draw:frame text:anchor-type="paragraph" draw:z-index="93" draw:style-name="gr16" draw:text-style-name="P5" svg:width="0.213in" svg:height="0.2205in" svg:x="5.0327in" svg:y="7.5772in"><draw:text-box><text:p text:style-name="P3"><text:span text:style-name="T2"><text:a xlink:href="python://get_npwp_pemotong_pajak(o,6)" xlink:type="simple">6</text:a></text:span></text:p></draw:text-box></draw:frame><draw:frame text:anchor-type="paragraph" draw:z-index="94" draw:style-name="gr17" draw:text-style-name="P5" svg:width="0.2134in" svg:height="0.2248in" svg:x="5.228in" svg:y="7.5772in"><draw:text-box><text:p text:style-name="P3"><text:span text:style-name="T2"><text:a xlink:href="python://get_npwp_pemotong_pajak(o,7)" xlink:type="simple">7</text:a></text:span></text:p></draw:text-box></draw:frame><draw:frame text:anchor-type="paragraph" draw:z-index="95" draw:style-name="gr16" draw:text-style-name="P5" svg:width="0.2161in" svg:height="0.2205in" svg:x="5.65in" svg:y="7.5772in"><draw:text-box><text:p text:style-name="P3"><text:span text:style-name="T2"><text:a xlink:href="python://get_npwp_pemotong_pajak(o,8)" xlink:type="simple">8</text:a></text:span></text:p></draw:text-box></draw:frame><draw:frame text:anchor-type="paragraph" draw:z-index="96" draw:style-name="gr3" draw:text-style-name="P5" svg:width="0.213in" svg:height="0.2287in" svg:x="6.0661in" svg:y="7.5772in"><draw:text-box><text:p text:style-name="P3"><text:span text:style-name="T2"><text:a xlink:href="python://get_npwp_pemotong_pajak(o,9)" xlink:type="simple">9</text:a></text:span></text:p></draw:text-box></draw:frame><draw:frame text:anchor-type="paragraph" draw:z-index="97" draw:style-name="gr17" draw:text-style-name="P6" svg:width="0.2122in" svg:height="0.2248in" svg:x="6.2535in" svg:y="7.5772in"><draw:text-box><text:p text:style-name="P3"><text:span text:style-name="T2"><text:a xlink:href="python://get_npwp_pemotong_pajak(o,10)" xlink:type="simple">10</text:a></text:span></text:p></draw:text-box></draw:frame><draw:frame text:anchor-type="paragraph" draw:z-index="98" draw:style-name="gr9" draw:text-style-name="P6" svg:width="0.2177in" svg:height="0.2122in" svg:x="6.4654in" svg:y="7.5772in"><draw:text-box><text:p text:style-name="P3"><text:span text:style-name="T2"><text:a xlink:href="python://get_npwp_pemotong_pajak(o,11)" xlink:type="simple">11</text:a></text:span></text:p></draw:text-box></draw:frame><draw:frame text:anchor-type="paragraph" draw:z-index="99" draw:style-name="gr18" draw:text-style-name="P6" svg:width="0.1969in" svg:height="0.2161in" svg:x="6.8811in" svg:y="7.5772in"><draw:text-box><text:p text:style-name="P3"><text:span text:style-name="T2"><text:a xlink:href="python://get_npwp_pemotong_pajak(o,12)" xlink:type="simple">12</text:a></text:span></text:p></draw:text-box></draw:frame><draw:frame text:anchor-type="paragraph" draw:z-index="100" draw:style-name="gr16" draw:text-style-name="P6" svg:width="0.2232in" svg:height="0.2205in" svg:x="7.0846in" svg:y="7.5772in"><draw:text-box><text:p text:style-name="P3"><text:span text:style-name="T2"><text:a xlink:href="python://get_npwp_pemotong_pajak(o,13)" xlink:type="simple">13</text:a></text:span></text:p></draw:text-box></draw:frame><draw:frame text:anchor-type="paragraph" draw:z-index="101" draw:style-name="gr9" draw:text-style-name="P6" svg:width="0.2189in" svg:height="0.2122in" svg:x="7.289in" svg:y="7.5772in"><draw:text-box><text:p text:style-name="P3"><text:span text:style-name="T2"><text:a xlink:href="python://get_npwp_pemotong_pajak(o,14)" xlink:type="simple">14</text:a></text:span></text:p></draw:text-box></draw:frame><draw:frame text:anchor-type="paragraph" draw:z-index="102" draw:style-name="gr9" draw:text-style-name="P11" svg:width="0.2012in" svg:height="0.2122in" svg:x="3.3791in" svg:y="7.5772in"><draw:text-box><text:p text:style-name="P10"><text:span text:style-name="T1"><text:a xlink:href="python://get_npwp_pemotong_pajak(o,0)" xlink:type="simple">0</text:a></text:span></text:p></draw:text-box></draw:frame><draw:frame text:anchor-type="paragraph" draw:z-index="104" draw:style-name="gr20" draw:text-style-name="P4" svg:width="0.2016in" svg:height="0.226in" svg:x="3.7929in" svg:y="7.8181in"><draw:text-box><text:p text:style-name="P3"><text:span text:style-name="T1"><text:a xlink:href="python://get_nama_pemotong_pajak(o,2)" xlink:type="simple">2</text:a></text:span></text:p></draw:text-box></draw:frame><draw:frame text:anchor-type="paragraph" draw:z-index="105" draw:style-name="gr21" draw:text-style-name="P4" svg:width="0.213in" svg:height="0.2295in" svg:x="4.0035in" svg:y="7.822in"><draw:text-box><text:p text:style-name="P3"><text:span text:style-name="T1"><text:a xlink:href="python://get_nama_pemotong_pajak(o,3)" xlink:type="simple">3</text:a></text:span></text:p></draw:text-box></draw:frame><draw:frame text:anchor-type="paragraph" draw:z-index="106" draw:style-name="gr4" draw:text-style-name="P4" svg:width="0.2059in" svg:height="0.2252in" svg:x="4.1984in" svg:y="7.822in"><draw:text-box><text:p text:style-name="P3"><text:span text:style-name="T1"><text:a xlink:href="python://get_nama_pemotong_pajak(o,4)" xlink:type="simple">4</text:a></text:span></text:p></draw:text-box></draw:frame><draw:frame text:anchor-type="paragraph" draw:z-index="107" draw:style-name="gr4" draw:text-style-name="P5" svg:width="0.2039in" svg:height="0.2252in" svg:x="4.4043in" svg:y="7.822in"><draw:text-box><text:p text:style-name="P3"><text:span text:style-name="T2"><text:a xlink:href="python://get_nama_pemotong_pajak(o,5)" xlink:type="simple">5</text:a></text:span></text:p></draw:text-box></draw:frame><draw:frame text:anchor-type="paragraph" draw:z-index="108" draw:style-name="gr21" draw:text-style-name="P5" svg:width="0.2252in" svg:height="0.2295in" svg:x="4.6075in" svg:y="7.8181in"><draw:text-box><text:p text:style-name="P3"><text:span text:style-name="T2"><text:a xlink:href="python://get_nama_pemotong_pajak(o,6)" xlink:type="simple">6</text:a></text:span></text:p></draw:text-box></draw:frame><draw:frame text:anchor-type="paragraph" draw:z-index="109" draw:style-name="gr22" draw:text-style-name="P5" svg:width="0.2004in" svg:height="0.2335in" svg:x="4.8327in" svg:y="7.8181in"><draw:text-box><text:p text:style-name="P3"><text:span text:style-name="T2"><text:a xlink:href="python://get_nama_pemotong_pajak(o,7)" xlink:type="simple">7</text:a></text:span></text:p></draw:text-box></draw:frame><draw:frame text:anchor-type="paragraph" draw:z-index="110" draw:style-name="gr22" draw:text-style-name="P4" svg:width="0.213in" svg:height="0.2335in" svg:x="5.0327in" svg:y="7.8181in"><draw:text-box><text:p text:style-name="P3"><text:span text:style-name="T1"><text:a xlink:href="python://get_nama_pemotong_pajak(o,8)" xlink:type="simple">8</text:a></text:span></text:p></draw:text-box></draw:frame><draw:frame text:anchor-type="paragraph" draw:z-index="111" draw:style-name="gr21" draw:text-style-name="P4" svg:width="0.2224in" svg:height="0.2295in" svg:x="5.2272in" svg:y="7.822in"><draw:text-box><text:p text:style-name="P3"><text:span text:style-name="T1"><text:a xlink:href="python://get_nama_pemotong_pajak(o,9)" xlink:type="simple">9</text:a></text:span></text:p></draw:text-box></draw:frame><draw:frame text:anchor-type="paragraph" draw:z-index="112" draw:style-name="gr22" draw:text-style-name="P6" svg:width="0.2004in" svg:height="0.2335in" svg:x="5.4492in" svg:y="7.822in"><draw:text-box><text:p text:style-name="P3"><text:span text:style-name="T1"><text:a xlink:href="python://get_nama_pemotong_pajak(o,10)" xlink:type="simple">10</text:a></text:span></text:p></draw:text-box></draw:frame><draw:frame text:anchor-type="paragraph" draw:z-index="113" draw:style-name="gr21" draw:text-style-name="P6" svg:width="0.213in" svg:height="0.2295in" svg:x="5.6492in" svg:y="7.822in"><draw:text-box><text:p text:style-name="P3"><text:span text:style-name="T1"><text:a xlink:href="python://get_nama_pemotong_pajak(o,11)" xlink:type="simple">11</text:a></text:span></text:p></draw:text-box></draw:frame><draw:frame text:anchor-type="paragraph" draw:z-index="114" draw:style-name="gr22" draw:text-style-name="P6" svg:width="0.2043in" svg:height="0.2335in" svg:x="5.8618in" svg:y="7.822in"><draw:text-box><text:p text:style-name="P3"><text:span text:style-name="T1"><text:a xlink:href="python://get_nama_pemotong_pajak(o,12)" xlink:type="simple">12</text:a></text:span></text:p></draw:text-box></draw:frame><draw:frame text:anchor-type="paragraph" draw:z-index="115" draw:style-name="gr4" draw:text-style-name="P6" svg:width="0.2087in" svg:height="0.2252in" svg:x="6.0661in" svg:y="7.8264in"><draw:text-box><text:p text:style-name="P3"><text:span text:style-name="T1"><text:a xlink:href="python://get_nama_pemotong_pajak(o,13)" xlink:type="simple">13</text:a></text:span></text:p></draw:text-box></draw:frame><draw:frame text:anchor-type="paragraph" draw:z-index="116" draw:style-name="gr22" draw:text-style-name="P6" svg:width="0.1949in" svg:height="0.2335in" svg:x="6.2744in" svg:y="7.822in"><draw:text-box><text:p text:style-name="P3"><text:span text:style-name="T1"><text:a xlink:href="python://get_nama_pemotong_pajak(o,14)" xlink:type="simple">14</text:a></text:span></text:p></draw:text-box></draw:frame><draw:frame text:anchor-type="paragraph" draw:z-index="117" draw:style-name="gr12" draw:text-style-name="P6" svg:width="0.2059in" svg:height="0.2213in" svg:x="6.4689in" svg:y="7.8264in"><draw:text-box><text:p text:style-name="P3"><text:span text:style-name="T1"><text:a xlink:href="python://get_nama_pemotong_pajak(o,15)" xlink:type="simple">15</text:a></text:span></text:p></draw:text-box></draw:frame><draw:frame text:anchor-type="paragraph" draw:z-index="118" draw:style-name="gr21" draw:text-style-name="P6" svg:width="0.2051in" svg:height="0.2295in" svg:x="6.6744in" svg:y="7.8181in"><draw:text-box><text:p text:style-name="P3"><text:span text:style-name="T1"><text:a xlink:href="python://get_nama_pemotong_pajak(o,16)" xlink:type="simple">16</text:a></text:span></text:p></draw:text-box></draw:frame><draw:frame text:anchor-type="paragraph" draw:z-index="119" draw:style-name="gr21" draw:text-style-name="P6" svg:width="0.2205in" svg:height="0.2295in" svg:x="6.8791in" svg:y="7.822in"><draw:text-box><text:p text:style-name="P3"><text:span text:style-name="T1"><text:a xlink:href="python://get_nama_pemotong_pajak(o,17)" xlink:type="simple">17</text:a></text:span></text:p></draw:text-box></draw:frame><draw:frame text:anchor-type="paragraph" draw:z-index="120" draw:style-name="gr21" draw:text-style-name="P6" svg:width="0.2087in" svg:height="0.2295in" svg:x="7.0992in" svg:y="7.8264in"><draw:text-box><text:p text:style-name="P3"><text:span text:style-name="T1"><text:a xlink:href="python://get_nama_pemotong_pajak(o,18)" xlink:type="simple">18</text:a></text:span></text:p></draw:text-box></draw:frame><draw:frame text:anchor-type="paragraph" draw:z-index="121" draw:style-name="gr23" draw:text-style-name="P6" svg:width="0.2248in" svg:height="0.2378in" svg:x="7.2874in" svg:y="7.8181in"><draw:text-box><text:p text:style-name="P3"><text:span text:style-name="T1"><text:a xlink:href="python://get_nama_pemotong_pajak(o,19)" xlink:type="simple">19</text:a></text:span></text:p></draw:text-box></draw:frame><draw:frame text:anchor-type="paragraph" draw:z-index="29" draw:style-name="gr8" draw:text-style-name="P5" svg:width="0.2043in" svg:height="0.2224in" svg:x="1.739in" svg:y="2.5516in"><draw:text-box><text:p text:style-name="P3"><text:span text:style-name="T2"><text:a xlink:href="python://get_alamat_wajib_pajak(o,1)" xlink:type="simple">1</text:a></text:span></text:p></draw:text-box></draw:frame><draw:frame text:anchor-type="paragraph" draw:z-index="30" draw:style-name="gr8" draw:text-style-name="P5" svg:width="0.2016in" svg:height="0.2224in" svg:x="1.9429in" svg:y="2.5516in"><draw:text-box><text:p text:style-name="P3"><text:span text:style-name="T2"><text:a xlink:href="python://get_alamat_wajib_pajak(o,2)" xlink:type="simple">2</text:a></text:span></text:p></draw:text-box></draw:frame><draw:frame text:anchor-type="paragraph" draw:z-index="31" draw:style-name="gr8" draw:text-style-name="P5" svg:width="0.2224in" svg:height="0.2224in" svg:x="2.1445in" svg:y="2.5516in"><draw:text-box><text:p text:style-name="P3"><text:span text:style-name="T2"><text:a xlink:href="python://get_alamat_wajib_pajak(o,3)" xlink:type="simple">3</text:a></text:span></text:p></draw:text-box></draw:frame><draw:frame text:anchor-type="paragraph" draw:z-index="32" draw:style-name="gr8" draw:text-style-name="P5" svg:width="0.2157in" svg:height="0.2224in" svg:x="2.348in" svg:y="2.5516in"><draw:text-box><text:p text:style-name="P3"><text:span text:style-name="T2"><text:a xlink:href="python://get_alamat_wajib_pajak(o,4)" xlink:type="simple">4</text:a></text:span></text:p></draw:text-box></draw:frame><draw:frame text:anchor-type="paragraph" draw:z-index="33" draw:style-name="gr2" draw:text-style-name="P5" svg:width="0.2039in" svg:height="0.2217in" svg:x="2.5634in" svg:y="2.552in"><draw:text-box><text:p text:style-name="P3"><text:span text:style-name="T2"><text:a xlink:href="python://get_alamat_wajib_pajak(o,5)" xlink:type="simple">5</text:a></text:span></text:p></draw:text-box></draw:frame><draw:frame text:anchor-type="paragraph" draw:z-index="34" draw:style-name="gr2" draw:text-style-name="P5" svg:width="0.2024in" svg:height="0.2217in" svg:x="2.7665in" svg:y="2.552in"><draw:text-box><text:p text:style-name="P3"><text:span text:style-name="T2"><text:a xlink:href="python://get_alamat_wajib_pajak(o,6)" xlink:type="simple">6</text:a></text:span></text:p></draw:text-box></draw:frame><draw:frame text:anchor-type="paragraph" draw:z-index="35" draw:style-name="gr2" draw:text-style-name="P5" svg:width="0.2016in" svg:height="0.2217in" svg:x="2.9689in" svg:y="2.552in"><draw:text-box><text:p text:style-name="P3"><text:span text:style-name="T2"><text:a xlink:href="python://get_alamat_wajib_pajak(o,7)" xlink:type="simple">7</text:a></text:span></text:p></draw:text-box></draw:frame><draw:frame text:anchor-type="paragraph" draw:z-index="36" draw:style-name="gr2" draw:text-style-name="P5" svg:width="0.2024in" svg:height="0.2217in" svg:x="3.1701in" svg:y="2.552in"><draw:text-box><text:p text:style-name="P3"><text:span text:style-name="T2"><text:a xlink:href="python://get_alamat_wajib_pajak(o,8)" xlink:type="simple">8</text:a></text:span></text:p></draw:text-box></draw:frame><draw:frame text:anchor-type="paragraph" draw:z-index="37" draw:style-name="gr2" draw:text-style-name="P5" svg:width="0.2106in" svg:height="0.2217in" svg:x="3.372in" svg:y="2.552in"><draw:text-box><text:p text:style-name="P3"><text:span text:style-name="T2"><text:a xlink:href="python://get_alamat_wajib_pajak(o,9)" xlink:type="simple">9</text:a></text:span></text:p></draw:text-box></draw:frame><draw:frame text:anchor-type="paragraph" draw:z-index="38" draw:style-name="gr2" draw:text-style-name="P6" svg:width="0.2087in" svg:height="0.2217in" svg:x="3.5827in" svg:y="2.552in"><draw:text-box><text:p text:style-name="P3"><text:span text:style-name="T2"><text:a xlink:href="python://get_alamat_wajib_pajak(o,10)" xlink:type="simple">10</text:a></text:span></text:p></draw:text-box></draw:frame><draw:frame text:anchor-type="paragraph" draw:z-index="39" draw:style-name="gr2" draw:text-style-name="P6" svg:width="0.2043in" svg:height="0.2217in" svg:x="3.7898in" svg:y="2.552in"><draw:text-box><text:p text:style-name="P3"><text:span text:style-name="T2"><text:a xlink:href="python://get_alamat_wajib_pajak(o,11)" xlink:type="simple">11</text:a></text:span></text:p></draw:text-box></draw:frame><draw:frame text:anchor-type="paragraph" draw:z-index="40" draw:style-name="gr2" draw:text-style-name="P6" svg:width="0.2106in" svg:height="0.2217in" svg:x="3.9937in" svg:y="2.552in"><draw:text-box><text:p text:style-name="P3"><text:span text:style-name="T2"><text:a xlink:href="python://get_alamat_wajib_pajak(o,12)" xlink:type="simple">12</text:a></text:span></text:p></draw:text-box></draw:frame><draw:frame text:anchor-type="paragraph" draw:z-index="41" draw:style-name="gr2" draw:text-style-name="P6" svg:width="0.1961in" svg:height="0.2217in" svg:x="4.2043in" svg:y="2.552in"><draw:text-box><text:p text:style-name="P3"><text:span text:style-name="T2"><text:a xlink:href="python://get_alamat_wajib_pajak(o,13)" xlink:type="simple">13</text:a></text:span></text:p></draw:text-box></draw:frame><draw:frame text:anchor-type="paragraph" draw:z-index="42" draw:style-name="gr2" draw:text-style-name="P6" svg:width="0.2114in" svg:height="0.2217in" svg:x="4.4in" svg:y="2.552in"><draw:text-box><text:p text:style-name="P3"><text:span text:style-name="T2"><text:a xlink:href="python://get_alamat_wajib_pajak(o,14)" xlink:type="simple">14</text:a></text:span></text:p></draw:text-box></draw:frame><draw:frame text:anchor-type="paragraph" draw:z-index="43" draw:style-name="gr2" draw:text-style-name="P6" svg:width="0.1953in" svg:height="0.2217in" svg:x="4.6102in" svg:y="2.552in"><draw:text-box><text:p text:style-name="P3"><text:span text:style-name="T2"><text:a xlink:href="python://get_alamat_wajib_pajak(o,15)" xlink:type="simple">15</text:a></text:span></text:p></draw:text-box></draw:frame><draw:frame text:anchor-type="paragraph" draw:z-index="44" draw:style-name="gr2" draw:text-style-name="P6" svg:width="0.2114in" svg:height="0.2217in" svg:x="4.8055in" svg:y="2.552in"><draw:text-box><text:p text:style-name="P3"><text:span text:style-name="T2"><text:a xlink:href="python://get_alamat_wajib_pajak(o,16)" xlink:type="simple">16</text:a></text:span></text:p></draw:text-box></draw:frame><draw:frame text:anchor-type="paragraph" draw:z-index="45" draw:style-name="gr2" draw:text-style-name="P6" svg:width="0.198in" svg:height="0.2217in" svg:x="5.0165in" svg:y="2.552in"><draw:text-box><text:p text:style-name="P3"><text:span text:style-name="T2"><text:a xlink:href="python://get_alamat_wajib_pajak(o,17)" xlink:type="simple">17</text:a></text:span></text:p></draw:text-box></draw:frame><draw:frame text:anchor-type="paragraph" draw:z-index="46" draw:style-name="gr2" draw:text-style-name="P6" svg:width="0.1961in" svg:height="0.2217in" svg:x="5.2354in" svg:y="2.552in"><draw:text-box><text:p text:style-name="P3"><text:span text:style-name="T2"><text:a xlink:href="python://get_alamat_wajib_pajak(o,18)" xlink:type="simple">18</text:a></text:span></text:p></draw:text-box></draw:frame><draw:frame text:anchor-type="paragraph" draw:z-index="47" draw:style-name="gr2" draw:text-style-name="P6" svg:width="0.2031in" svg:height="0.2217in" svg:x="5.4307in" svg:y="2.552in"><draw:text-box><text:p text:style-name="P3"><text:span text:style-name="T2"><text:a xlink:href="python://get_alamat_wajib_pajak(o,19)" xlink:type="simple">19</text:a></text:span></text:p></draw:text-box></draw:frame><draw:frame text:anchor-type="paragraph" draw:z-index="48" draw:style-name="gr2" draw:text-style-name="P6" svg:width="0.2031in" svg:height="0.2217in" svg:x="5.6335in" svg:y="2.552in"><draw:text-box><text:p text:style-name="P3"><text:span text:style-name="T2"><text:a xlink:href="python://get_alamat_wajib_pajak(o,20)" xlink:type="simple">20</text:a></text:span></text:p></draw:text-box></draw:frame><draw:frame text:anchor-type="paragraph" draw:z-index="49" draw:style-name="gr2" draw:text-style-name="P6" svg:width="0.2114in" svg:height="0.2217in" svg:x="5.8362in" svg:y="2.552in"><draw:text-box><text:p text:style-name="P3"><text:span text:style-name="T2"><text:a xlink:href="python://get_alamat_wajib_pajak(o,21)" xlink:type="simple">21</text:a></text:span></text:p></draw:text-box></draw:frame><draw:frame text:anchor-type="paragraph" draw:z-index="50" draw:style-name="gr2" draw:text-style-name="P6" svg:width="0.2043in" svg:height="0.2217in" svg:x="6.0472in" svg:y="2.552in"><draw:text-box><text:p text:style-name="P3"><text:span text:style-name="T2"><text:a xlink:href="python://get_alamat_wajib_pajak(o,22)" xlink:type="simple">22</text:a></text:span></text:p></draw:text-box></draw:frame><draw:frame text:anchor-type="paragraph" draw:z-index="51" draw:style-name="gr2" draw:text-style-name="P6" svg:width="0.2031in" svg:height="0.2217in" svg:x="6.2516in" svg:y="2.552in"><draw:text-box><text:p text:style-name="P3"><text:span text:style-name="T2"><text:a xlink:href="python://get_alamat_wajib_pajak(o,23)" xlink:type="simple">23</text:a></text:span></text:p></draw:text-box></draw:frame><draw:frame text:anchor-type="paragraph" draw:z-index="52" draw:style-name="gr2" draw:text-style-name="P6" svg:width="0.2031in" svg:height="0.2217in" svg:x="6.4543in" svg:y="2.552in"><draw:text-box><text:p text:style-name="P3"><text:span text:style-name="T2"><text:a xlink:href="python://get_alamat_wajib_pajak(o,24)" xlink:type="simple">24</text:a></text:span></text:p></draw:text-box></draw:frame><draw:frame text:anchor-type="paragraph" draw:z-index="53" draw:style-name="gr2" draw:text-style-name="P6" svg:width="0.2031in" svg:height="0.2217in" svg:x="6.6571in" svg:y="2.552in"><draw:text-box><text:p text:style-name="P3"><text:span text:style-name="T2"><text:a xlink:href="python://get_alamat_wajib_pajak(o,25)" xlink:type="simple">25</text:a></text:span></text:p></draw:text-box></draw:frame><draw:frame text:anchor-type="paragraph" draw:z-index="54" draw:style-name="gr9" draw:text-style-name="P6" svg:width="0.2114in" svg:height="0.2122in" svg:x="6.8598in" svg:y="2.552in"><draw:text-box><text:p text:style-name="P3"><text:span text:style-name="T2"><text:a xlink:href="python://get_alamat_wajib_pajak(o,26)" xlink:type="simple">26</text:a></text:span></text:p></draw:text-box></draw:frame><draw:frame text:anchor-type="paragraph" draw:z-index="55" draw:style-name="gr2" draw:text-style-name="P6" svg:width="0.1961in" svg:height="0.2217in" svg:x="7.0709in" svg:y="2.552in"><draw:text-box><text:p text:style-name="P3"><text:span text:style-name="T2"><text:a xlink:href="python://get_alamat_wajib_pajak(o,27)" xlink:type="simple">27</text:a></text:span></text:p></draw:text-box></draw:frame><draw:frame text:anchor-type="paragraph" draw:z-index="56" draw:style-name="gr2" draw:text-style-name="P5" svg:width="0.198in" svg:height="0.2217in" svg:x="1.5409in" svg:y="2.552in"><draw:text-box><text:p text:style-name="P3"><text:span text:style-name="T2"><text:a xlink:href="python://get_alamat_wajib_pajak(o,0)" xlink:type="simple">0</text:a></text:span></text:p></draw:text-box></draw:frame><draw:frame text:anchor-type="paragraph" draw:z-index="57" draw:style-name="gr7" draw:text-style-name="P6" svg:width="0.1961in" svg:height="0.2185in" svg:x="7.2819in" svg:y="2.552in"><draw:text-box><text:p text:style-name="P3"><text:span text:style-name="T2"><text:a xlink:href="python://get_alamat_wajib_pajak(o,28)" xlink:type="simple">28</text:a></text:span></text:p></draw:text-box></draw:frame><draw:frame text:anchor-type="paragraph" draw:z-index="127" draw:style-name="gr24" draw:text-style-name="P4" svg:width="0.2087in" svg:height="0.2051in" svg:x="3.5909in" svg:y="8.0846in"><draw:text-box><text:p text:style-name="P3"><text:span text:style-name="T1"><text:a xlink:href="python://get_nama_pemotong_pajak(o,21)" xlink:type="simple">21</text:a></text:span></text:p></draw:text-box></draw:frame><draw:frame text:anchor-type="paragraph" draw:z-index="128" draw:style-name="gr25" draw:text-style-name="P4" svg:width="0.2043in" svg:height="0.2012in" svg:x="3.7992in" svg:y="8.0846in"><draw:text-box><text:p text:style-name="P3"><text:span text:style-name="T1"><text:a xlink:href="python://get_nama_pemotong_pajak(o,22)" xlink:type="simple">22</text:a></text:span></text:p></draw:text-box></draw:frame><draw:frame text:anchor-type="paragraph" draw:z-index="129" draw:style-name="gr26" draw:text-style-name="P4" svg:width="0.1921in" svg:height="0.2016in" svg:x="4.0035in" svg:y="8.0882in"><draw:text-box><text:p text:style-name="P3"><text:span text:style-name="T1"><text:a xlink:href="python://get_nama_pemotong_pajak(o,23)" xlink:type="simple">23</text:a></text:span></text:p></draw:text-box></draw:frame><draw:frame text:anchor-type="paragraph" draw:z-index="130" draw:style-name="gr27" draw:text-style-name="P4" svg:width="0.1886in" svg:height="0.1976in" svg:x="4.2161in" svg:y="8.0882in"><draw:text-box><text:p text:style-name="P3"><text:span text:style-name="T1"><text:a xlink:href="python://get_nama_pemotong_pajak(o,24)" xlink:type="simple">24</text:a></text:span></text:p></draw:text-box></draw:frame><draw:frame text:anchor-type="paragraph" draw:z-index="131" draw:style-name="gr27" draw:text-style-name="P5" svg:width="0.2039in" svg:height="0.1976in" svg:x="4.4043in" svg:y="8.0882in"><draw:text-box><text:p text:style-name="P3"><text:span text:style-name="T2"><text:a xlink:href="python://get_nama_pemotong_pajak(o,25)" xlink:type="simple">25</text:a></text:span></text:p></draw:text-box></draw:frame><draw:frame text:anchor-type="paragraph" draw:z-index="132" draw:style-name="gr25" draw:text-style-name="P5" svg:width="0.2252in" svg:height="0.2012in" svg:x="4.6075in" svg:y="8.0846in"><draw:text-box><text:p text:style-name="P3"><text:span text:style-name="T2"><text:a xlink:href="python://get_nama_pemotong_pajak(o,26)" xlink:type="simple">26</text:a></text:span></text:p></draw:text-box></draw:frame><draw:frame text:anchor-type="paragraph" draw:z-index="133" draw:style-name="gr28" draw:text-style-name="P5" svg:width="0.2004in" svg:height="0.2134in" svg:x="4.8327in" svg:y="8.0764in"><draw:text-box><text:p text:style-name="P3"><text:span text:style-name="T2"><text:a xlink:href="python://get_nama_pemotong_pajak(o,27)" xlink:type="simple">27</text:a></text:span></text:p></draw:text-box></draw:frame><draw:frame text:anchor-type="paragraph" draw:z-index="134" draw:style-name="gr24" draw:text-style-name="P4" svg:width="0.213in" svg:height="0.2051in" svg:x="5.0327in" svg:y="8.0846in"><draw:text-box><text:p text:style-name="P3"><text:span text:style-name="T1"><text:a xlink:href="python://get_nama_pemotong_pajak(o,28)" xlink:type="simple">28</text:a></text:span></text:p></draw:text-box></draw:frame><draw:frame text:anchor-type="paragraph" draw:z-index="135" draw:style-name="gr26" draw:text-style-name="P4" svg:width="0.2224in" svg:height="0.2016in" svg:x="5.2272in" svg:y="8.0882in"><draw:text-box><text:p text:style-name="P3"><text:span text:style-name="T1"><text:a xlink:href="python://get_nama_pemotong_pajak(o,29)" xlink:type="simple">29</text:a></text:span></text:p></draw:text-box></draw:frame><draw:frame text:anchor-type="paragraph" draw:z-index="136" draw:style-name="gr24" draw:text-style-name="P6" svg:width="0.2004in" svg:height="0.2051in" svg:x="5.4492in" svg:y="8.0882in"><draw:text-box><text:p text:style-name="P3"><text:span text:style-name="T1"><text:a xlink:href="python://get_nama_pemotong_pajak(o,30)" xlink:type="simple">30</text:a></text:span></text:p></draw:text-box></draw:frame><draw:frame text:anchor-type="paragraph" draw:z-index="137" draw:style-name="gr26" draw:text-style-name="P6" svg:width="0.213in" svg:height="0.2016in" svg:x="5.6492in" svg:y="8.0882in"><draw:text-box><text:p text:style-name="P3"><text:span text:style-name="T1"><text:a xlink:href="python://get_nama_pemotong_pajak(o,31)" xlink:type="simple">31</text:a></text:span></text:p></draw:text-box></draw:frame><draw:frame text:anchor-type="paragraph" draw:z-index="138" draw:style-name="gr24" draw:text-style-name="P6" svg:width="0.2043in" svg:height="0.2051in" svg:x="5.8618in" svg:y="8.0882in"><draw:text-box><text:p text:style-name="P3"><text:span text:style-name="T1"><text:a xlink:href="python://get_nama_pemotong_pajak(o,32)" xlink:type="simple">32</text:a></text:span></text:p></draw:text-box></draw:frame><draw:frame text:anchor-type="paragraph" draw:z-index="139" draw:style-name="gr27" draw:text-style-name="P6" svg:width="0.2087in" svg:height="0.1976in" svg:x="6.0661in" svg:y="8.0925in"><draw:text-box><text:p text:style-name="P3"><text:span text:style-name="T1"><text:a xlink:href="python://get_nama_pemotong_pajak(o,33)" xlink:type="simple">33</text:a></text:span></text:p></draw:text-box></draw:frame><draw:frame text:anchor-type="paragraph" draw:z-index="140" draw:style-name="gr24" draw:text-style-name="P6" svg:width="0.1949in" svg:height="0.2051in" svg:x="6.2744in" svg:y="8.0882in"><draw:text-box><text:p text:style-name="P3"><text:span text:style-name="T1"><text:a xlink:href="python://get_nama_pemotong_pajak(o,34)" xlink:type="simple">34</text:a></text:span></text:p></draw:text-box></draw:frame><draw:frame text:anchor-type="paragraph" draw:z-index="141" draw:style-name="gr29" draw:text-style-name="P6" svg:width="0.2059in" svg:height="0.1933in" svg:x="6.4689in" svg:y="8.0925in"><draw:text-box><text:p text:style-name="P3"><text:span text:style-name="T1"><text:a xlink:href="python://get_nama_pemotong_pajak(o,35)" xlink:type="simple">35</text:a></text:span></text:p></draw:text-box></draw:frame><draw:frame text:anchor-type="paragraph" draw:z-index="142" draw:style-name="gr25" draw:text-style-name="P6" svg:width="0.2051in" svg:height="0.2012in" svg:x="6.6744in" svg:y="8.0846in"><draw:text-box><text:p text:style-name="P3"><text:span text:style-name="T1"><text:a xlink:href="python://get_nama_pemotong_pajak(o,36)" xlink:type="simple">36</text:a></text:span></text:p></draw:text-box></draw:frame><draw:frame text:anchor-type="paragraph" draw:z-index="143" draw:style-name="gr26" draw:text-style-name="P6" svg:width="0.2205in" svg:height="0.2016in" svg:x="6.8791in" svg:y="8.0882in"><draw:text-box><text:p text:style-name="P3"><text:span text:style-name="T1"><text:a xlink:href="python://get_nama_pemotong_pajak(o,37)" xlink:type="simple">37</text:a></text:span></text:p></draw:text-box></draw:frame><draw:frame text:anchor-type="paragraph" draw:z-index="144" draw:style-name="gr25" draw:text-style-name="P6" svg:width="0.2087in" svg:height="0.2012in" svg:x="7.0992in" svg:y="8.0925in"><draw:text-box><text:p text:style-name="P3"><text:span text:style-name="T1"><text:a xlink:href="python://get_nama_pemotong_pajak(o,38)" xlink:type="simple">38</text:a></text:span></text:p></draw:text-box></draw:frame><draw:frame text:anchor-type="paragraph" draw:z-index="145" draw:style-name="gr30" draw:text-style-name="P6" svg:width="0.2043in" svg:height="0.2087in" svg:x="7.3075in" svg:y="8.0846in"><draw:text-box><text:p text:style-name="P3"><text:span text:style-name="T1"><text:a xlink:href="python://get_nama_pemotong_pajak(o,39)" xlink:type="simple">39</text:a></text:span></text:p></draw:text-box></draw:frame><draw:frame text:anchor-type="paragraph" draw:z-index="146" draw:style-name="gr28" draw:text-style-name="P4" svg:width="0.2169in" svg:height="0.2134in" svg:x="3.3744in" svg:y="8.0764in"><draw:text-box><text:p text:style-name="P3"><text:span text:style-name="T1"><text:a xlink:href="python://get_nama_pemotong_pajak(o,20)" xlink:type="simple">20</text:a></text:span></text:p></draw:text-box></draw:frame><draw:frame text:anchor-type="paragraph" draw:z-index="103" draw:style-name="gr19" draw:text-style-name="P4" svg:width="0.2051in" svg:height="0.2303in" svg:x="3.5882in" svg:y="7.8181in"><draw:text-box><text:p text:style-name="P3"><text:span text:style-name="T1"><text:a xlink:href="python://get_nama_pemotong_pajak(o,1)" xlink:type="simple">1</text:a></text:span></text:p></draw:text-box></draw:frame><draw:frame text:anchor-type="paragraph" draw:z-index="122" draw:style-name="gr19" draw:text-style-name="P4" svg:width="0.2142in" svg:height="0.2303in" svg:x="3.3744in" svg:y="7.8181in"><draw:text-box><text:p text:style-name="P3"><text:span text:style-name="T1"><text:a xlink:href="python://get_nama_pemotong_pajak(o,0)" xlink:type="simple">0</text:a></text:span></text:p></draw:text-box></draw:frame><draw:frame text:anchor-type="paragraph" draw:z-index="58" draw:style-name="gr10" draw:text-style-name="P7" svg:width="7.4016in" svg:height="0.2169in" svg:x="0.0839in" svg:y="3.3055in"><draw:text-box><text:p><text:span text:style-name="T3"><text:a xlink:href="python://compute_matrix_line(o.line_ids)" xlink:type="simple">COMPUTE MATRIX</text:a></text:span></text:p></draw:text-box></draw:frame><draw:frame text:anchor-type="paragraph" draw:z-index="60" draw:style-name="gr11" draw:text-style-name="P7" svg:width="1.8232in" svg:height="0.2106in" svg:x="3.3709in" svg:y="5.9472in"><draw:text-box><text:p text:style-name="P8"><text:span text:style-name="T4"><text:a xlink:href="python://formatLang(get_matrix_line(5).get('bruto', &quot;&quot;), dp='DPP Bukti Potong')" xlink:type="simple">BRUTO_5</text:a></text:span></text:p></draw:text-box></draw:frame><draw:frame text:anchor-type="paragraph" draw:z-index="61" draw:style-name="gr11" draw:text-style-name="P7" svg:width="1.8169in" svg:height="0.2106in" svg:x="3.3854in" svg:y="5.2634in"><draw:text-box><text:p text:style-name="P8"><text:span text:style-name="T4"><text:a xlink:href="python://formatLang(get_matrix_line(4).get('bruto', &quot;&quot;), dp='DPP Bukti Potong')" xlink:type="simple">BRUTO_4</text:a></text:span></text:p></draw:text-box></draw:frame><draw:frame text:anchor-type="paragraph" draw:z-index="62" draw:style-name="gr11" draw:text-style-name="P7" svg:width="1.826in" svg:height="0.2106in" svg:x="3.3854in" svg:y="4.8189in"><draw:text-box><text:p text:style-name="P8"><text:span text:style-name="T4"><text:a xlink:href="python://formatLang(get_matrix_line(3).get('bruto', &quot;&quot;), dp='DPP Bukti Potong')" xlink:type="simple">BRUTO_3</text:a></text:span></text:p></draw:text-box></draw:frame><draw:frame text:anchor-type="paragraph" draw:z-index="63" draw:style-name="gr11" draw:text-style-name="P7" svg:width="1.828in" svg:height="0.2205in" svg:x="3.3854in" svg:y="4.3752in"><draw:text-box><text:p text:style-name="P8"><text:span text:style-name="T4"><text:a xlink:href="python://formatLang(get_matrix_line(2).get('bruto', &quot;&quot;), dp='DPP Bukti Potong')" xlink:type="simple">BRUTO_2</text:a></text:span></text:p></draw:text-box></draw:frame><draw:frame text:anchor-type="paragraph" draw:z-index="64" draw:style-name="gr11" draw:text-style-name="P7" svg:width="1.8358in" svg:height="0.2331in" svg:x="3.3783in" svg:y="3.9264in"><draw:text-box><text:p text:style-name="P8"><text:span text:style-name="T4"><text:a xlink:href="python://formatLang(get_matrix_line(1).get('bruto', &quot;&quot;), dp='DPP Bukti Potong')" xlink:type="simple">BRUTO_1</text:a></text:span></text:p></draw:text-box></draw:frame><draw:frame text:anchor-type="paragraph" draw:z-index="65" draw:style-name="gr11" draw:text-style-name="P7" svg:width="1.8398in" svg:height="0.2098in" svg:x="5.6327in" svg:y="5.9492in"><draw:text-box><text:p text:style-name="P8"><text:span text:style-name="T4"><text:a xlink:href="python://formatLang(get_matrix_line(5).get('pph_dipotong', &quot;&quot;), dp='PPh Bukti Potong')" xlink:type="simple">PPH_5</text:a></text:span></text:p></draw:text-box></draw:frame><draw:frame text:anchor-type="paragraph" draw:z-index="66" draw:style-name="gr11" draw:text-style-name="P7" svg:width="1.8335in" svg:height="0.2098in" svg:x="5.6398in" svg:y="5.2756in"><draw:text-box><text:p text:style-name="P8"><text:span text:style-name="T4"><text:a xlink:href="python://formatLang(get_matrix_line(4).get('pph_dipotong', &quot;&quot;), dp='PPh Bukti Potong')" xlink:type="simple">PPH_4</text:a></text:span></text:p></draw:text-box></draw:frame><draw:frame text:anchor-type="paragraph" draw:z-index="67" draw:style-name="gr11" draw:text-style-name="P7" svg:width="1.8335in" svg:height="0.2098in" svg:x="5.6398in" svg:y="4.8335in"><draw:text-box><text:p text:style-name="P8"><text:span text:style-name="T4"><text:a xlink:href="python://formatLang(get_matrix_line(3).get('pph_dipotong', &quot;&quot;), dp='PPh Bukti Potong')" xlink:type="simple">PPH_3</text:a></text:span></text:p></draw:text-box></draw:frame><draw:frame text:anchor-type="paragraph" draw:z-index="68" draw:style-name="gr11" draw:text-style-name="P7" svg:width="1.8185in" svg:height="0.2098in" svg:x="5.6547in" svg:y="4.3819in"><draw:text-box><text:p text:style-name="P8"><text:span text:style-name="T4"><text:a xlink:href="python://formatLang(get_matrix_line(2).get('pph_dipotong', &quot;&quot;), dp='PPh Bukti Potong')" xlink:type="simple">PPH_2</text:a></text:span></text:p></draw:text-box></draw:frame><draw:frame text:anchor-type="paragraph" draw:z-index="69" draw:style-name="gr11" draw:text-style-name="P7" svg:width="1.837in" svg:height="0.2098in" svg:x="5.6398in" svg:y="3.9374in"><draw:text-box><text:p text:style-name="P8"><text:span text:style-name="T4"><text:a xlink:href="python://formatLang(get_matrix_line(1).get('pph_dipotong', &quot;&quot;), dp='PPh Bukti Potong')" xlink:type="simple">PPH_1</text:a></text:span></text:p></draw:text-box></draw:frame><draw:frame text:anchor-type="paragraph" draw:z-index="70" draw:style-name="gr11" draw:text-style-name="P7" svg:width="1.8161in" svg:height="0.2094in" svg:x="3.378in" svg:y="6.1575in"><draw:text-box><text:p text:style-name="P8"><text:span text:style-name="T4"><text:a xlink:href="python://formatLang(get_total_bruto(), dp='DPP Bukti Potong')" xlink:type="simple">TOTAL BRUTO</text:a></text:span></text:p></draw:text-box></draw:frame><draw:frame text:anchor-type="paragraph" draw:z-index="71" draw:style-name="gr11" draw:text-style-name="P7" svg:width="1.8398in" svg:height="0.2157in" svg:x="5.6327in" svg:y="6.1591in"><draw:text-box><text:p text:style-name="P8"><text:span text:style-name="T4"><text:a xlink:href="python://formatLang(o.total_tax, dp='PPh Bukti Potong')" xlink:type="simple">TOTAL PPH</text:a></text:span></text:p></draw:text-box></draw:frame><draw:frame text:anchor-type="paragraph" draw:z-index="72" draw:style-name="gr10" draw:text-style-name="P7" svg:width="6.5386in" svg:height="0.1835in" svg:x="0.9319in" svg:y="6.4028in"><draw:text-box><text:p text:style-name="P9"><text:span text:style-name="T5"><text:a xlink:href="python://get_terbilang(o.total_tax)" xlink:type="simple">TERBILANG</text:a></text:span></text:p></draw:text-box></draw:frame><draw:frame text:anchor-type="paragraph" draw:z-index="123" draw:style-name="gr11" draw:text-style-name="P7" svg:width="2.1697in" svg:height="0.1835in" svg:x="4.4193in" svg:y="9.4846in"><draw:text-box><text:p text:style-name="P3"><text:span text:style-name="T4"><text:a xlink:href="python://o.ttd_id.name" xlink:type="simple">TTD</text:a></text:span></text:p></draw:text-box></draw:frame><draw:frame text:anchor-type="paragraph" draw:z-index="124" draw:style-name="gr11" draw:text-style-name="P7" svg:width="0.948in" svg:height="0.1835in" svg:x="4.1264in" svg:y="6.7409in"><draw:text-box><text:p text:style-name="P3"><text:span text:style-name="T4"><text:a xlink:href="python://o.date%20and%20(time.strftime('%25d',%20time.strptime(o.date,%20'%25Y-%25m-%25d')))%20or%20''" xlink:type="simple">DATE</text:a></text:span></text:p></draw:text-box></draw:frame><draw:frame text:anchor-type="paragraph" draw:z-index="125" draw:style-name="gr11" draw:text-style-name="P7" svg:width="1.148in" svg:height="0.1835in" svg:x="5.1516in" svg:y="6.7472in"><draw:text-box><text:p text:style-name="P3"><text:span text:style-name="T4"><text:a xlink:href="python://o.date%20and%20(time.strftime('%25B',%20time.strptime(o.date,%20'%25Y-%25m-%25d')))%20or%20''" xlink:type="simple">MONTH</text:a></text:span></text:p></draw:text-box></draw:frame><draw:frame text:anchor-type="paragraph" draw:z-index="126" draw:style-name="gr11" draw:text-style-name="P7" svg:width="0.3142in" svg:height="0.1835in" svg:x="6.5339in" svg:y="6.7484in"><draw:text-box><text:p text:style-name="P3"><text:span text:style-name="T4"><text:a xlink:href="python://o.date%20and%20(time.strftime('%25Y',%20time.strptime(o.date,%20'%25Y-%25m-%25d')))[2:]%20or%20''" xlink:type="simple">YEAR</text:a></text:span></text:p></draw:text-box></draw:frame><draw:frame text:anchor-type="paragraph" draw:z-index="59" draw:style-name="gr11" draw:text-style-name="P7" svg:width="2.1524in" svg:height="0.1835in" svg:x="3.0937in" svg:y="1.5681in"><draw:text-box><text:p text:style-name="P3"><text:span text:style-name="T4"><text:a xlink:href="python://o.name" xlink:type="simple">NOMOR</text:a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0.4701in" fo:margin-bottom="0.3902in" fo:margin-left="0.4701in" fo:margin-right="0.3902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 xlink:href="Pictures/10000000000009F600000F3AA443F3BB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1:23:59.572226078</meta:creation-date>
    <dc:date>2017-08-18T10:10:55.160725857</dc:date>
    <meta:editing-duration>PT10H28M11S</meta:editing-duration>
    <meta:editing-cycles>130</meta:editing-cycles>
    <meta:generator>LibreOffice/4.2.8.2$Linux_x86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